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style:font-size-asian="13pt" style:font-style-asian="normal" style:font-size-complex="13pt" style:font-style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a)</text:p>
          </table:table-cell>
          <table:table-cell table:formula="of:=8*2" office:value-type="float" office:value="16" calcext:value-type="float">
            <text:p>16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4" calcext:value-type="float">
            <text:p>24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]+([.B12]*[.C12]/[.$B$3]*7)" office:value-type="date" office:date-value="2025-10-29" calcext:value-type="date">
            <text:p>2025-10-29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]+([.B13]*[.C13]/[.$B$3]*7)" office:value-type="date" office:date-value="2025-11-12T16:48:00" calcext:value-type="date">
            <text:p>2025-11-12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3]+([.B14]*[.C14]/[.$B$3]*7)+[.B6]" office:value-type="date" office:date-value="2025-12-23T07:12:00" calcext:value-type="date">
            <text:p>2025-12-23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14]+([.B15]*[.C15]/[.$B$3]*7)" office:value-type="date" office:date-value="2026-01-27T07:12:00" calcext:value-type="date">
            <text:p>2026-01-2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" office:value-type="date" office:date-value="2026-03-07T12:00:00" calcext:value-type="date">
            <text:p>2026-03-0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4-01T16:48:00" calcext:value-type="date">
            <text:p>2026-04-01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5-12T15:36:00" calcext:value-type="date">
            <text:p>2026-05-12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6-01T06:00:00" calcext:value-type="date">
            <text:p>2026-06-01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program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24]*[.C24]/[.$B$3]*7)" office:value-type="date" office:date-value="2026-06-21T17:24:00" calcext:value-type="date">
            <text:p>2026-06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3]*7)" office:value-type="date" office:date-value="2026-07-09T22:12:00" calcext:value-type="date">
            <text:p>2026-07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5]+([.B26]*[.C26]/[.$B$3]*7)" office:value-type="date" office:date-value="2026-07-21T11:24:00" calcext:value-type="date">
            <text:p>2026-07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]+([.B27]*[.C27]/[.$B$3]*7)" office:value-type="date" office:date-value="2026-08-08T16:12:00" calcext:value-type="date">
            <text:p>2026-08-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7]+([.B28]*[.C28]/[.$B$3]*7)" office:value-type="date" office:date-value="2026-08-11T11:24:00" calcext:value-type="date">
            <text:p>2026-08-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8]+([.B31]*[.C31]/[.$B$3]*7)" office:value-type="date" office:date-value="2026-08-29T16:12:00" calcext:value-type="date">
            <text:p>2026-08-2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1]+([.B32]*[.C32]/[.$B$3]*7)" office:value-type="date" office:date-value="2026-09-16T21:00:00" calcext:value-type="date">
            <text:p>2026-09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2]+([.B33]*[.C33]/[.$B$3]*7)" office:value-type="date" office:date-value="2026-09-25T06:36:00" calcext:value-type="date">
            <text:p>2026-09-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3]+([.B34]*[.C34]/[.$B$3]*7)" office:value-type="date" office:date-value="2026-10-06T15:36:00" calcext:value-type="date">
            <text:p>2026-10-0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4]+([.B37]*[.C37]/[.$B$3]*7)" office:value-type="date" office:date-value="2026-10-10T20:24:00" calcext:value-type="date">
            <text:p>2026-10-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3]*7)" office:value-type="date" office:date-value="2026-10-21T08:24:00" calcext:value-type="date">
            <text:p>2026-10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3]*7)" office:value-type="date" office:date-value="2026-11-06T02:24:00" calcext:value-type="date">
            <text:p>2026-11-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1-21T12:00:00" calcext:value-type="date">
            <text:p>2026-11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2-02T16:48:00" calcext:value-type="date">
            <text:p>2026-12-0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2-11T02:24:00" calcext:value-type="date">
            <text:p>2026-12-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2-19T12:00:00" calcext:value-type="date">
            <text:p>2026-12-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7-01-03T21:36:00" calcext:value-type="date">
            <text:p>2027-01-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06T16:48:00" calcext:value-type="date">
            <text:p>2027-01-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7-01-09T12:00:00" calcext:value-type="date">
            <text:p>2027-01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13" calcext:value-type="date">
            <text:p>2027-01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1-16T12:00:00" calcext:value-type="date">
            <text:p>2027-01-1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57]*[.C57]/[.$B$3]*7)" office:value-type="date" office:date-value="2027-01-20" calcext:value-type="date">
            <text:p>2027-01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7]+([.B58]*[.C58]/[.$B$3]*7)" office:value-type="date" office:date-value="2027-01-23T12:00:00" calcext:value-type="date">
            <text:p>2027-01-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8]+([.B59]*[.C59]/[.$B$3]*7)" office:value-type="date" office:date-value="2027-01-27" calcext:value-type="date">
            <text:p>2027-01-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9]+([.B60]*[.C60]/[.$B$3]*7)" office:value-type="date" office:date-value="2027-02-13T07:48:00" calcext:value-type="date">
            <text:p>2027-02-13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0]+([.B61]*[.C61]/[.$B$3]*7)" office:value-type="date" office:date-value="2027-02-25T22:12:00" calcext:value-type="date">
            <text:p>2027-02-25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61]+([.B62]*[.C62]/[.$B$3]*7)" office:value-type="date" office:date-value="2027-03-07T09:00:00" calcext:value-type="date">
            <text:p>2027-03-07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2]+([.B65]*[.C65]/[.$B$3]*7)" office:value-type="date" office:date-value="2027-03-10T12:36:00" calcext:value-type="date">
            <text:p>2027-03-1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9" table:formula="of:=[.D65]+([.B66]*[.C66]/[.$B$3]*7)" office:value-type="date" office:date-value="2027-03-11T22:12:00" calcext:value-type="date">
            <text:p>2027-03-1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8" table:formula="of:=[.D66]+([.B67]*[.C67]/[.$B$3]*7)" office:value-type="date" office:date-value="2027-03-13T12:00:00" calcext:value-type="date">
            <text:p>2027-03-13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4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67]+([.B71]*[.C71]/[.$B$3]*7)" office:value-type="date" office:date-value="2027-03-18T09:36:00" calcext:value-type="date">
            <text:p>2027-03-1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1]+([.B72]*[.C72]/[.$B$3]*7)" office:value-type="date" office:date-value="2027-03-29T10:12:00" calcext:value-type="date">
            <text:p>2027-03-2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2]+([.B73]*[.C73]/[.$B$3]*7)" office:value-type="date" office:date-value="2027-04-15T13:48:00" calcext:value-type="date">
            <text:p>2027-04-15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3]+([.B74]*[.C74]/[.$B$3]*7)" office:value-type="date" office:date-value="2027-04-30T06:36:00" calcext:value-type="date">
            <text:p>2027-04-3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4]+([.B75]*[.C75]/[.$B$3]*7)" office:value-type="date" office:date-value="2027-05-08T16:12:00" calcext:value-type="date">
            <text:p>2027-05-0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75]+([.B76]*[.C76]/[.$B$3]*7)" office:value-type="date" office:date-value="2027-05-12T21:00:00" calcext:value-type="date">
            <text:p>2027-05-12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4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6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6]+([.B79]*[.C79]/[.$B$3]*7)" office:value-type="date" office:date-value="2027-05-23T09:00:00" calcext:value-type="date">
            <text:p>2027-05-23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0]*[.C80]/[.$B$3]*7)" office:value-type="date" office:date-value="2027-06-02T21:00:00" calcext:value-type="date">
            <text:p>2027-06-02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0]+([.B81]*[.C81]/[.$B$3]*7)" office:value-type="date" office:date-value="2027-06-13T09:00:00" calcext:value-type="date">
            <text:p>2027-06-13</text:p>
          </table:table-cell>
          <table:table-cell table:number-columns-repeated="16380"/>
        </table:table-row>
        <table:table-row table:style-name="ro1">
          <table:table-cell table:style-name="ce16"/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4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5"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37" table:formula="of:=[.D81]+([.B84]*[.C84]/[.$B$3]*7)" office:value-type="date" office:date-value="2027-07-06T03:00:00" calcext:value-type="date">
            <text:p>2027-07-06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4]+([.B85]*[.C85]/[.$B$3]*7)" office:value-type="date" office:date-value="2027-07-28T12:36:00" calcext:value-type="date">
            <text:p>2027-07-2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5]+([.B86]*[.C86]/[.$B$3]*7)" office:value-type="date" office:date-value="2027-08-01T17:24:00" calcext:value-type="date">
            <text:p>2027-08-01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4" office:value-type="string" calcext:value-type="string">
            <text:p>Advanced Information Security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6]+([.B89]*[.C89]/[.$B$3]*7)" office:value-type="date" office:date-value="2027-08-06T02:24:00" calcext:value-type="date">
            <text:p>2027-08-06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9]+([.B90]*[.C90]/[.$B$3]*7)" office:value-type="date" office:date-value="2027-08-07T16:12:00" calcext:value-type="date">
            <text:p>2027-08-0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0]+([.B91]*[.C91]/[.$B$3]*7)" office:value-type="date" office:date-value="2027-08-09T06:00:00" calcext:value-type="date">
            <text:p>2027-08-0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1]+([.B92]*[.C92]/[.$B$3]*7)" office:value-type="date" office:date-value="2027-08-11T16:48:00" calcext:value-type="date">
            <text:p>2027-08-1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2]+([.B93]*[.C93]/[.$B$3]*7)" office:value-type="date" office:date-value="2027-08-14T03:36:00" calcext:value-type="date">
            <text:p>2027-08-14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3]+([.B94]*[.C94]/[.$B$3]*7)" office:value-type="date" office:date-value="2027-08-16T14:24:00" calcext:value-type="date">
            <text:p>2027-08-16</text:p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formula="of:=[.D94]+([.B97]*[.C97]/[.$B$3]*7)" office:value-type="date" office:date-value="2027-09-10T02:24:00" calcext:value-type="date">
            <text:p>2027-09-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7]+([.B98]*[.C98]/[.$B$3]*7)" office:value-type="date" office:date-value="2027-10-09T12:00:00" calcext:value-type="date">
            <text:p>2027-10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98]+([.B99]*[.C99]/[.$B$3]*7)" office:value-type="date" office:date-value="2027-11-07T21:36:00" calcext:value-type="date">
            <text:p>2027-11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9]+([.B100]*[.C100]/[.$B$3]*7)" office:value-type="date" office:date-value="2027-11-18T09:36:00" calcext:value-type="date">
            <text:p>2027-11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0]+([.B101]*[.C101]/[.$B$3]*7)" office:value-type="date" office:date-value="2027-12-09T09:36:00" calcext:value-type="date">
            <text:p>2027-12-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1]+([.B104]*[.C104]/[.$B$3]*7)" office:value-type="date" office:date-value="2027-12-19T21:36:00" calcext:value-type="date">
            <text:p>2027-12-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104]+([.B105]*[.C105]/[.$B$3]*7)" office:value-type="date" office:date-value="2027-12-30T09:36:00" calcext:value-type="date">
            <text:p>2027-12-3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inal project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105]+([.B108]*[.C108]/[.$B$3]*7)" office:value-type="date" office:date-value="2028-01-30T21:36:00" calcext:value-type="date">
            <text:p>2028-01-3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08]+([.B109]*[.C109]/[.$B$3]*7)" office:value-type="date" office:date-value="2028-02-18T02:24:00" calcext:value-type="date">
            <text:p>2028-02-1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09]+([.B110]*[.C110]/[.$B$3]*7)" office:value-type="date" office:date-value="2028-03-10T02:24:00" calcext:value-type="date">
            <text:p>2028-03-1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0]+([.B111]*[.C111]/[.$B$3]*7)" office:value-type="date" office:date-value="2028-03-31T02:24:00" calcext:value-type="date">
            <text:p>2028-03-3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1]+([.B112]*[.C112]/[.$B$3]*7)" office:value-type="date" office:date-value="2028-04-15T20:24:00" calcext:value-type="date">
            <text:p>2028-04-15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8-05-06T20:24:00" calcext:value-type="date">
            <text:p>2028-05-06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8-06-05T22:48:00" calcext:value-type="date">
            <text:p>2028-06-05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4]+([.B115]*[.C115]/[.$B$3]*7)" office:value-type="date" office:date-value="2028-07-01T07:48:00" calcext:value-type="date">
            <text:p>2028-07-0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115]+([.B116]*[.C116]/[.$B$3]*7)" office:value-type="date" office:date-value="2028-07-06T13:48:00" calcext:value-type="date">
            <text:p>2028-07-06</text:p>
          </table:table-cell>
          <table:table-cell table:number-columns-repeated="16380"/>
        </table:table-row>
        <table:table-row table:style-name="ro1" table:number-rows-repeated="1048437">
          <table:table-cell table:number-columns-repeated="16384"/>
        </table:table-row>
        <table:table-row table:style-name="ro3" table:number-rows-repeated="2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5:57:00.240471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3-11T16:45:24.265192238</dc:date>
    <meta:editing-duration>PT4H10M36S</meta:editing-duration>
    <meta:editing-cycles>54</meta:editing-cycles>
    <meta:generator>LibreOffice/24.2.7.2$Linux_X86_64 LibreOffice_project/420$Build-2</meta:generator>
    <meta:document-statistic meta:table-count="1" meta:cell-count="320" meta:object-count="0"/>
  </office:meta>
</office:document-meta>
</file>